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322.81pt">
            <draw:object draw:notify-on-update-of-ranges="Sheet1.A26:Sheet1.A31 Sheet1.B26:Sheet1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8912843596191" calcext:value-type="float">
            <text:p>3.789128435961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26230382695971" calcext:value-type="float">
            <text:p>4.262303826959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8776885723121" calcext:value-type="float">
            <text:p>3.587768857231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62010191479784" calcext:value-type="float">
            <text:p>3.620101914797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4845018817669" calcext:value-type="float">
            <text:p>3.948450188176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0661105629094" calcext:value-type="float">
            <text:p>4.20661105629094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6249591910145" calcext:value-type="float">
            <text:p>3.862495919101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29634926153019" calcext:value-type="float">
            <text:p>4.296349261530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30782872545802" calcext:value-type="float">
            <text:p>3.307828725458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74936875847976" calcext:value-type="float">
            <text:p>3.749368758479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78510508457881" calcext:value-type="float">
            <text:p>3.785105084578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5043546992579" calcext:value-type="float">
            <text:p>4.25043546992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10:23.479005078</meta:creation-date>
    <dc:date>2020-03-31T15:19:22.140318778</dc:date>
    <meta:editing-duration>PT8M59S</meta:editing-duration>
    <meta:editing-cycles>1</meta:editing-cycles>
    <meta:document-statistic meta:table-count="1" meta:cell-count="24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6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scatter">
            <chart:domain table:cell-range-address="Sheet1.A1:Sheet1.A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1:Sheet1.A6</svg:desc>
                </draw:g>
              </table:table-cell>
              <table:table-cell office:value-type="float" office:value="3.78912843596191">
                <text:p>3.78912843596191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4.26230382695971">
                <text:p>4.26230382695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.58776885723121">
                <text:p>3.587768857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3.62010191479784">
                <text:p>3.62010191479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3.94845018817669">
                <text:p>3.94845018817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20661105629094">
                <text:p>4.20661105629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6:Sheet1.B31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1" chart:class="chart:scatter">
            <chart:domain table:cell-range-address="Sheet1.A26:Sheet1.A3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6:Sheet1.A31</svg:desc>
                </draw:g>
              </table:table-cell>
              <table:table-cell office:value-type="float" office:value="3.86249591910145">
                <text:p>3.86249591910145</text:p>
                <draw:g>
                  <svg:desc>Sheet1.B26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4.29634926153019">
                <text:p>4.29634926153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.30782872545802">
                <text:p>3.30782872545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3.74936875847976">
                <text:p>3.74936875847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3.78510508457881">
                <text:p>3.78510508457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25043546992579">
                <text:p>4.25043546992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